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730DD285B7C3A736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441cm, 7.213cm, 13.277cm, 4.33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44cm" svg:height="21.6cm" svg:x="0.991cm" svg:y="2.391cm">
          <draw:image xlink:href="Pictures/10000000000005E8000007E0730DD285B7C3A73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37:48.974466129</dc:date>
    <meta:editing-duration>PT3M33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